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000000" loext:opacity="100%" fo:font-style="normal" officeooo:rsid="00069039" officeooo:paragraph-rsid="00069039" style:font-style-asian="normal" style:font-style-complex="normal"/>
    </style:style>
    <style:style style:name="P2" style:family="paragraph" style:parent-style-name="Standard">
      <style:text-properties fo:color="#000000" loext:opacity="100%" fo:font-style="normal" officeooo:rsid="00069039" officeooo:paragraph-rsid="00069039" style:font-style-asian="normal" style:font-style-complex="normal"/>
    </style:style>
    <style:style style:name="P3" style:family="paragraph" style:parent-style-name="Standard">
      <style:text-properties officeooo:rsid="00069039" officeooo:paragraph-rsid="00069039"/>
    </style:style>
    <style:style style:name="P4" style:family="paragraph" style:parent-style-name="Text_20_body">
      <style:text-properties officeooo:rsid="00069039" officeooo:paragraph-rsid="00069039"/>
    </style:style>
    <style:style style:name="P5" style:family="paragraph" style:parent-style-name="Standard">
      <style:paragraph-properties fo:text-align="start" style:justify-single-word="false"/>
      <style:text-properties officeooo:rsid="00069039" officeooo:paragraph-rsid="00069039"/>
    </style:style>
    <style:style style:name="P6" style:family="paragraph" style:parent-style-name="Standard">
      <style:text-properties style:font-name="Liberation Sans" fo:font-style="italic" fo:font-weight="normal" officeooo:rsid="00069039" officeooo:paragraph-rsid="0006903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Liberation Sans" fo:font-style="normal" fo:font-weight="normal" officeooo:rsid="00069039" officeooo:paragraph-rsid="0006903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officeooo:rsid="00069039" officeooo:paragraph-rsid="00069039" style:font-style-asian="normal" style:font-style-complex="normal"/>
    </style:style>
    <style:style style:name="P9" style:family="paragraph" style:parent-style-name="Text_20_body">
      <style:text-properties fo:font-style="normal" officeooo:rsid="00069039" officeooo:paragraph-rsid="00069039" style:font-style-asian="normal" style:font-style-complex="normal"/>
    </style:style>
    <style:style style:name="P10" style:family="paragraph" style:parent-style-name="Heading_20_3">
      <style:text-properties fo:color="#000000" loext:opacity="100%" fo:font-style="normal" officeooo:rsid="00069039" officeooo:paragraph-rsid="00069039" style:font-style-asian="normal" style:font-style-complex="normal"/>
    </style:style>
    <style:style style:name="P11" style:family="paragraph" style:parent-style-name="Standard">
      <style:text-properties fo:color="#000000" loext:opacity="100%" fo:font-style="normal" officeooo:rsid="00069039" officeooo:paragraph-rsid="00069039" style:font-style-asian="normal" style:font-style-complex="normal"/>
    </style:style>
    <style:style style:name="P12" style:family="paragraph" style:parent-style-name="Standard">
      <style:text-properties fo:color="#000000" loext:opacity="100%" fo:font-style="normal" officeooo:rsid="00094e91" officeooo:paragraph-rsid="00094e91" style:font-style-asian="normal" style:font-style-complex="normal"/>
    </style:style>
    <style:style style:name="P13" style:family="paragraph" style:parent-style-name="Standard">
      <style:text-properties fo:color="#000000" loext:opacity="100%" fo:font-style="normal" fo:font-weight="bold" officeooo:rsid="00094e91" officeooo:paragraph-rsid="00094e91" style:font-style-asian="normal" style:font-weight-asian="bold" style:font-style-complex="normal" style:font-weight-complex="bold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color="#000000" loext:opacity="100%" fo:font-style="normal"/>
    </style:style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T1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style:font-name="Google Sans" fo:font-size="12pt" fo:letter-spacing="normal" fo:font-weight="normal" loext:padding="0cm" loext:border="none"/>
    </style:style>
    <style:style style:name="T4" style:family="text">
      <style:text-properties fo:font-variant="normal" fo:text-transform="none" fo:color="#000000" loext:opacity="100%" style:font-name="Google Sans" fo:font-size="12pt" fo:letter-spacing="normal" fo:font-weight="bold" loext:padding="0cm" loext:border="none"/>
    </style:style>
    <style:style style:name="T5" style:family="text">
      <style:text-properties fo:font-variant="normal" fo:text-transform="none" fo:color="#000000" loext:opacity="100%" style:font-name="Liberation Sans" fo:font-size="12pt" fo:letter-spacing="normal" fo:font-style="normal" fo:font-weight="bold" loext:padding="0cm" loext:border="none"/>
    </style:style>
    <style:style style:name="T6" style:family="text">
      <style:text-properties fo:font-variant="normal" fo:text-transform="none" fo:color="#000000" loext:opacity="100%" style:font-name="Liberation Sans" fo:font-size="12pt" fo:letter-spacing="normal" fo:font-style="normal" fo:font-weight="normal" loext:padding="0cm" loext:border="none"/>
    </style:style>
    <style:style style:name="T7" style:family="text">
      <style:text-properties officeooo:rsid="00094e91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32"/><text:span text:style-name="T2"><text:s text:c="2"/></text:span><text:span text:style-name="T1">PESQUISA DE DOIS CASOS REAIS DE ATAQUES</text:span></text:p>
      <text:p text:style-name="P7"><text:s text:c="115"/></text:p>
      <text:p text:style-name="P7"><text:s text:c="63"/>EM EMPRESAS</text:p>
      <text:p text:style-name="P6"/>
      <text:p text:style-name="P3"/>
      <text:p text:style-name="P3"/>
      <text:p text:style-name="P3">CASO 1</text:p>
      <text:p text:style-name="P3"/>
      <text:p text:style-name="P4"><text:span text:style-name="Strong_20_Emphasis"><text:span text:style-name="T5">Ataque WannaCry (2017):</text:span></text:span></text:p>
      <text:list text:style-name="L1">
        <text:list-header>
          <text:p text:style-name="P19"><text:span text:style-name="T6">Este ataque, que afetou hospitais no Reino Unido e outras empresas em todo o mundo, explorou uma falha de segurança no sistema operacional Windows, que muitos sistemas não tinham corrigido por falta de atualizações. </text:span></text:p>
        </text:list-header>
      </text:list>
      <text:p text:style-name="P3"/>
      <text:p text:style-name="P8">CASO 2</text:p>
      <text:p text:style-name="P8"/>
      <text:p text:style-name="P9"><text:span text:style-name="Strong_20_Emphasis"><text:span text:style-name="T4">Ataque à JBS (2021):</text:span></text:span></text:p>
      <text:list text:style-name="L2">
        <text:list-header>
          <text:p text:style-name="P20"><text:span text:style-name="T3">A JBS, uma grande empresa de alimentos, sofreu um ataque de ransomware que exigiu um pagamento de resgate. A causa pode estar relacionada com a falha em manter os sistemas de segurança atualizados. </text:span></text:p>
        </text:list-header>
      </text:list>
      <text:p text:style-name="P2"/>
      <text:p text:style-name="P2">QUAIS FORAM OS IMPACTOS GERADOS PELO ATAQUES <text:s/>?</text:p>
      <text:p text:style-name="P2"/>
      <text:p text:style-name="P13">Ataque WannaCry</text:p>
      <text:p text:style-name="P13"/>
      <text:h text:style-name="P1" text:outline-level="3"><text:s/><text:span text:style-name="Strong_20_Emphasis">Impacto Global</text:span></text:h>
      <text:list text:style-name="L3">
        <text:list-item>
          <text:p text:style-name="P14">O ataque afetou <text:span text:style-name="Strong_20_Emphasis">cerca de 230 mil computadores</text:span> em <text:span text:style-name="Strong_20_Emphasis">mais de 150 países</text:span>.</text:p>
        </text:list-item>
        <text:list-item>
          <text:p text:style-name="P14">Se espalhou em questão de horas, aproveitando a falha de segurança em máquinas que não estavam atualizadas.</text:p>
        </text:list-item>
      </text:list>
      <text:h text:style-name="Heading_20_3" text:outline-level="3"><text:s/><text:span text:style-name="Strong_20_Emphasis">Setor de Saúde (especialmente o NHS, Reino Unido)</text:span></text:h>
      <text:list text:style-name="L4">
        <text:list-item>
          <text:p text:style-name="P15">O <text:span text:style-name="Strong_20_Emphasis">NHS (Serviço Nacional de Saúde do Reino Unido)</text:span> foi um dos mais atingidos.</text:p>
        </text:list-item>
        <text:list-item>
          <text:p text:style-name="P15">Vários <text:span text:style-name="Strong_20_Emphasis">hospitais e clínicas tiveram sistemas bloqueados</text:span>, obrigando o cancelamento de <text:span text:style-name="Strong_20_Emphasis">consultas, cirurgias e atendimentos de emergência</text:span>.</text:p>
        </text:list-item>
        <text:list-item>
          <text:p text:style-name="P15">Ambulanças foram redirecionadas e <text:span text:style-name="Strong_20_Emphasis">pacientes em tratamento foram afetados</text:span>, embora não haja registro de mortes diretas atribuídas ao ataque.</text:p>
        </text:list-item>
      </text:list>
      <text:h text:style-name="Heading_20_3" text:outline-level="3"><text:s/><text:span text:style-name="Strong_20_Emphasis">Empresas e Infraestruturas Críticas</text:span></text:h>
      <text:list text:style-name="L5">
        <text:list-item>
          <text:p text:style-name="P16">Grandes empresas como <text:span text:style-name="Strong_20_Emphasis">FedEx</text:span>, <text:span text:style-name="Strong_20_Emphasis">Renault</text:span>, <text:span text:style-name="Strong_20_Emphasis">Telefónica (Espanha)</text:span> e <text:span text:style-name="Strong_20_Emphasis">Deutsche Bahn (Alemanha)</text:span> foram impactadas.</text:p>
        </text:list-item>
        <text:list-item>
          <text:p text:style-name="P16">Operações logísticas e industriais ficaram <text:span text:style-name="Strong_20_Emphasis">paralisadas</text:span>, resultando em <text:span text:style-name="Strong_20_Emphasis">prejuízos financeiros</text:span> significativos.</text:p>
        </text:list-item>
        <text:list-item>
          <text:p text:style-name="P16">Sistemas de transporte, comunicações e produção foram temporariamente interrompidos.</text:p>
        </text:list-item>
      </text:list>
      <text:h text:style-name="Heading_20_3" text:outline-level="3"><text:soft-page-break/><text:s/><text:span text:style-name="Strong_20_Emphasis">Prejuízos Financeiros</text:span></text:h>
      <text:list text:style-name="L6">
        <text:list-item>
          <text:p text:style-name="P17">Os danos econômicos estimados <text:span text:style-name="Strong_20_Emphasis">variam entre US$ 4 bilhões e US$ 8 bilhões</text:span>.</text:p>
        </text:list-item>
        <text:list-item>
          <text:p text:style-name="P17">Apesar do alto número de infecções, os <text:span text:style-name="Strong_20_Emphasis">cibercriminosos arrecadaram relativamente pouco (cerca de US$ 100 mil)</text:span> em pagamentos de resgate em Bitcoin — muitos não pagaram, e outros não recuperaram os dados mesmo após pagar.</text:p>
        </text:list-item>
      </text:list>
      <text:h text:style-name="Heading_20_3" text:outline-level="3"><text:s/><text:span text:style-name="Strong_20_Emphasis">Consequências na Segurança Cibernética</text:span></text:h>
      <text:list text:style-name="L7">
        <text:list-item>
          <text:p text:style-name="P18"><text:span text:style-name="Strong_20_Emphasis">Aumento da conscientização sobre segurança digital</text:span> em empresas e governos.</text:p>
        </text:list-item>
        <text:list-item>
          <text:p text:style-name="P18">Muitas organizações passaram a:</text:p>
          <text:list>
            <text:list-item>
              <text:p text:style-name="P18">Priorizar atualizações e correções de segurança.</text:p>
            </text:list-item>
            <text:list-item>
              <text:p text:style-name="P18">Investir em <text:span text:style-name="Strong_20_Emphasis">backup e planos de resposta a incidentes</text:span>.</text:p>
            </text:list-item>
            <text:list-item>
              <text:p text:style-name="P18">Adotar ferramentas de detecção e proteção contra ransomwares</text:p>
              <text:p text:style-name="P18"/>
            </text:list-item>
          </text:list>
        </text:list-item>
      </text:list>
      <text:p text:style-name="P13">Ataque JBS</text:p>
      <text:p text:style-name="P12"/>
      <text:h text:style-name="P1" text:outline-level="3"><text:span text:style-name="Strong_20_Emphasis"><text:s/>Interrupção das Operações</text:span></text:h>
      <text:list text:style-name="L8">
        <text:list-item>
          <text:p text:style-name="P21">O ataque do tipo <text:span text:style-name="Strong_20_Emphasis">ransomware</text:span> (realizado pelo grupo REvil, supostamente da Rússia) forçou a JBS a interromper temporariamente <text:span text:style-name="Strong_20_Emphasis">todas as suas operações nos Estados Unidos</text:span>, <text:span text:style-name="Strong_20_Emphasis">Canadá</text:span> e <text:span text:style-name="Strong_20_Emphasis">Austrália</text:span>.</text:p>
        </text:list-item>
        <text:list-item>
          <text:p text:style-name="P21">Nos EUA, a JBS responde por <text:span text:style-name="Strong_20_Emphasis">cerca de 20% do processamento de carne bovina</text:span>, o que gerou uma <text:span text:style-name="Strong_20_Emphasis">quebra temporária no fornecimento</text:span> de carne.</text:p>
        </text:list-item>
      </text:list>
      <text:h text:style-name="Heading_20_3" text:outline-level="3"><text:span text:style-name="Strong_20_Emphasis"><text:s/>Pagamento de Resgate</text:span></text:h>
      <text:list text:style-name="L9">
        <text:list-item>
          <text:p text:style-name="P22">A empresa admitiu ter pago <text:span text:style-name="Strong_20_Emphasis">US$ 11 milhões em Bitcoin</text:span> aos hackers para restaurar o acesso a seus sistemas e evitar maiores prejuízos.</text:p>
        </text:list-item>
        <text:list-item>
          <text:p text:style-name="P22">O pagamento levantou preocupações sobre a <text:span text:style-name="Strong_20_Emphasis">incentivação de crimes cibernéticos</text:span> ao ceder às exigências dos atacantes.</text:p>
        </text:list-item>
      </text:list>
      <text:h text:style-name="Heading_20_3" text:outline-level="3"><text:span text:style-name="Strong_20_Emphasis">Impacto Econômico e de Mercado</text:span></text:h>
      <text:list text:style-name="L10">
        <text:list-item>
          <text:p text:style-name="P23"><text:span text:style-name="Strong_20_Emphasis">Alta temporária nos preços da carne</text:span> nos mercados americanos devido à interrupção no fornecimento.</text:p>
        </text:list-item>
        <text:list-item>
          <text:p text:style-name="P23">Algumas plantas frigoríficas ficaram fechadas, gerando atrasos na produção e na distribuição.</text:p>
        </text:list-item>
        <text:list-item>
          <text:p text:style-name="P23">Os agricultores e pecuaristas foram afetados, pois houve <text:span text:style-name="Strong_20_Emphasis">atrasos na compra de gado</text:span> e problemas logísticos.</text:p>
        </text:list-item>
      </text:list>
      <text:h text:style-name="Heading_20_3" text:outline-level="3"><text:span text:style-name="Strong_20_Emphasis"><text:s/>Fragilidade da Cadeia de Suprimentos</text:span></text:h>
      <text:list text:style-name="L11">
        <text:list-item>
          <text:p text:style-name="P24">O ataque expôs a <text:span text:style-name="Strong_20_Emphasis">vulnerabilidade de grandes conglomerados alimentares</text:span> a ameaças cibernéticas.</text:p>
        </text:list-item>
        <text:list-item>
          <text:p text:style-name="P24"><text:soft-page-break/>Como poucas empresas dominam o setor de processamento de carne, a interrupção de uma delas afeta toda a cadeia.</text:p>
        </text:list-item>
      </text:list>
      <text:h text:style-name="Heading_20_3" text:outline-level="3"><text:span text:style-name="Strong_20_Emphasis"><text:s/>Reputação e Confiabilidade</text:span></text:h>
      <text:list text:style-name="L12">
        <text:list-item>
          <text:p text:style-name="P25">A JBS enfrentou críticas sobre a <text:span text:style-name="Strong_20_Emphasis">falta de preparação cibernética</text:span>.</text:p>
        </text:list-item>
        <text:list-item>
          <text:p text:style-name="P25">O caso aumentou a pressão por <text:span text:style-name="Strong_20_Emphasis">investimentos em segurança da informação</text:span> no setor agroindustrial.</text:p>
        </text:list-item>
      </text:list>
      <text:h text:style-name="Heading_20_3" text:outline-level="3"><text:span text:style-name="Strong_20_Emphasis">Reação Governamental</text:span></text:h>
      <text:list text:style-name="L13">
        <text:list-item>
          <text:p text:style-name="P26">O incidente levou o governo dos EUA a classificar o ataque como uma <text:span text:style-name="Strong_20_Emphasis">ameaça à segurança nacional</text:span>.</text:p>
        </text:list-item>
        <text:list-item>
          <text:p text:style-name="P26">Houve <text:span text:style-name="Strong_20_Emphasis">diálogos diplomáticos com a Rússia</text:span> a respeito da atuação de grupos de ransomware em solo russo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09:19:46.861000000</meta:creation-date>
    <dc:date>2025-05-30T11:31:23.969000000</dc:date>
    <meta:editing-duration>PT30M26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3" meta:paragraph-count="52" meta:word-count="590" meta:character-count="3957" meta:non-whitespace-character-count="3223"/>
  </office:meta>
</office:document-meta>
</file>